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Fine_20_Dashed_20__28_var_29_"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draw:stroke-dash="Fine_20_Dashed_20__28_var_29_" svg:stroke-width="0.1cm" draw:marker-start-width="0.36cm" draw:marker-end-width="0.36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stroke="solid" draw:stroke-dash="Fine_20_Dashed_20__28_var_29_" svg:stroke-width="0.1cm" draw:marker-start-width="0.37cm" draw:marker-end-width="0.37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Fine_20_Dashed_20__28_var_29_" svg:stroke-width="0.05cm" draw:marker-start-width="0.29cm" draw:marker-end-width="0.29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draw:stroke-dash="Fine_20_Dashed_20__28_var_29_"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_20__28_var_29_" svg:stroke-width="0.05cm" draw:marker-start-width="0.3cm" draw:marker-end-width="0.3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solid" draw:stroke-dash="Fine_20_Dashed_20__28_var_29_" svg:stroke-width="0.05cm" draw:marker-start-width="0.3cm" draw:marker-end-width="0.3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_20__28_var_29_" svg:stroke-width="0.01cm" draw:marker-start-width="0.23cm" draw:marker-end-width="0.23cm" draw:fill="none" draw:textarea-vertical-align="middle" fo:padding-top="0.13cm" fo:padding-bottom="0.13cm" fo:padding-left="0.255cm" fo:padding-right="0.255cm"/>
    </style:style>
    <style:style style:name="gr12" style:family="graphic" style:parent-style-name="objectwithoutfill">
      <style:graphic-properties draw:stroke="dash" draw:stroke-dash="Fine_20_Dashed_20__28_var_29_" svg:stroke-width="0.01cm" draw:marker-start-width="0.22cm" draw:marker-end-width="0.22cm" draw:fill="none" draw:textarea-vertical-align="middle" fo:padding-top="0.13cm" fo:padding-bottom="0.13cm" fo:padding-left="0.255cm" fo:padding-right="0.255cm"/>
    </style:style>
    <style:style style:name="gr13" style:family="graphic" style:parent-style-name="objectwithoutfill">
      <style:graphic-properties draw:stroke="solid" draw:stroke-dash="Fine_20_Dashed_20__28_var_29_" svg:stroke-width="0.05cm" draw:marker-start-width="0.29cm" draw:marker-end-width="0.29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style:text-properties fo:font-size="7pt" style:font-size-asian="7pt" style:font-size-complex="7pt"/>
    </style:style>
    <style:style style:name="P4" style:family="paragraph">
      <style:text-properties fo:font-size="7pt" style:font-size-asian="18pt" style:font-size-complex="18pt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style:font-size-asian="18pt" style:font-size-complex="18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75cm" svg:height="0.75cm" svg:x="0cm" svg:y="0.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75cm" svg:height="0.75cm" svg:x="2cm" svg:y="1.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75cm" svg:height="0.75cm" svg:x="4.5cm" svg:y="0.7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75cm" svg:height="0.75cm" svg:x="0cm" svg:y="3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75cm" svg:height="0.75cm" svg:x="3.75cm" svg:y="3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75cm" svg:height="0.75cm" svg:x="1.5cm" svg:y="5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75cm" svg:height="0.75cm" svg:x="4.75cm" svg:y="5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0.375cm" svg:y1="1cm" svg:x2="0.375cm" svg:y2="3cm" draw:start-shape="id1" draw:start-glue-point="8" draw:end-shape="id2" draw:end-glue-point="4" svg:d="m375 1000v2000">
          <text:p/>
        </draw:connector>
        <draw:connector draw:style-name="gr2" draw:text-style-name="P2" draw:layer="layout" draw:type="line" svg:x1="0.75cm" svg:y1="0.625cm" svg:x2="2.109cm" svg:y2="1.609cm" draw:start-shape="id1" draw:start-glue-point="10" draw:end-shape="id3" draw:end-glue-point="5" svg:d="m750 625 1359 984">
          <text:p/>
        </draw:connector>
        <draw:connector draw:style-name="gr2" draw:text-style-name="P2" draw:layer="layout" draw:type="line" svg:x1="2.641cm" svg:y1="1.609cm" svg:x2="4.5cm" svg:y2="1.125cm" draw:start-shape="id3" draw:start-glue-point="11" draw:end-shape="id4" draw:end-glue-point="6" svg:d="m2641 1609 1859-484">
          <text:p/>
        </draw:connector>
        <draw:connector draw:style-name="gr2" draw:text-style-name="P2" draw:layer="layout" draw:type="line" svg:x1="4.875cm" svg:y1="1.5cm" svg:x2="4.391cm" svg:y2="3.109cm" draw:start-shape="id4" draw:start-glue-point="8" draw:end-shape="id5" draw:end-glue-point="11" svg:d="m4875 1500-484 1609">
          <text:p/>
        </draw:connector>
        <draw:connector draw:style-name="gr2" draw:text-style-name="P2" draw:layer="layout" draw:type="line" svg:x1="0.75cm" svg:y1="3.375cm" svg:x2="3.75cm" svg:y2="3.375cm" draw:start-shape="id2" draw:start-glue-point="10" draw:end-shape="id5" draw:end-glue-point="6" svg:d="m750 3375h3000">
          <text:p/>
        </draw:connector>
        <draw:connector draw:style-name="gr2" draw:text-style-name="P2" draw:layer="layout" draw:type="line" svg:x1="0.641cm" svg:y1="3.641cm" svg:x2="1.609cm" svg:y2="5.109cm" draw:start-shape="id2" draw:start-glue-point="9" draw:end-shape="id6" draw:end-glue-point="5" svg:d="m641 3641 968 1468">
          <text:p/>
        </draw:connector>
        <draw:connector draw:style-name="gr2" draw:text-style-name="P2" draw:layer="layout" draw:type="line" svg:x1="2.141cm" svg:y1="5.109cm" svg:x2="3.859cm" svg:y2="3.641cm" draw:start-shape="id6" draw:start-glue-point="11" draw:end-shape="id5" draw:end-glue-point="7" svg:d="m2141 5109 1718-1468">
          <text:p/>
        </draw:connector>
        <draw:connector draw:style-name="gr2" draw:text-style-name="P2" draw:layer="layout" draw:type="line" svg:x1="4.391cm" svg:y1="3.641cm" svg:x2="5.125cm" svg:y2="5cm" draw:start-shape="id5" draw:start-glue-point="9" draw:end-shape="id7" draw:end-glue-point="4" svg:d="m4391 3641 734 1359">
          <text:p/>
        </draw:connector>
        <draw:connector draw:style-name="gr3" draw:text-style-name="P2" draw:layer="layout" draw:type="line" svg:x1="2.25cm" svg:y1="5.375cm" svg:x2="4.75cm" svg:y2="5.375cm" draw:start-shape="id6" draw:start-glue-point="10" draw:end-shape="id7" draw:end-glue-point="6" svg:d="m2250 5375h2500">
          <text:p/>
        </draw:connector>
        <draw:frame draw:style-name="gr4" draw:text-style-name="P3" draw:layer="layout" svg:width="0.773cm" svg:height="0.526cm" svg:x="0.227cm" svg:y="1.724cm">
          <draw:text-box>
            <text:p><text:span text:style-name="T2">10</text:span></text:p>
          </draw:text-box>
        </draw:frame>
        <draw:frame draw:style-name="gr4" draw:text-style-name="P3" draw:layer="layout" svg:width="0.773cm" svg:height="0.526cm" svg:x="2.477cm" svg:y="3.974cm">
          <draw:text-box>
            <text:p><text:span text:style-name="T2">12</text:span></text:p>
          </draw:text-box>
        </draw:frame>
        <draw:frame draw:style-name="gr4" draw:text-style-name="P3" draw:layer="layout" svg:width="0.637cm" svg:height="0.526cm" svg:x="1.113cm" svg:y="4.224cm">
          <draw:text-box>
            <text:p><text:span text:style-name="T2">8</text:span></text:p>
          </draw:text-box>
        </draw:frame>
        <draw:frame draw:style-name="gr4" draw:text-style-name="P3" draw:layer="layout" svg:width="0.637cm" svg:height="0.526cm" svg:x="3.363cm" svg:y="4.974cm">
          <draw:text-box>
            <text:p><text:span text:style-name="T2">1</text:span></text:p>
          </draw:text-box>
        </draw:frame>
        <draw:frame draw:style-name="gr4" draw:text-style-name="P3" draw:layer="layout" svg:width="0.637cm" svg:height="0.526cm" svg:x="4.613cm" svg:y="4cm">
          <draw:text-box draw:corner-radius="0.853cm">
            <text:p><text:span text:style-name="T2">6</text:span></text:p>
          </draw:text-box>
        </draw:frame>
        <draw:frame draw:style-name="gr4" draw:text-style-name="P4" draw:layer="layout" svg:width="0.637cm" svg:height="0.526cm" svg:x="4.613cm" svg:y="2cm">
          <draw:text-box>
            <text:p><text:span text:style-name="T3">7</text:span></text:p>
          </draw:text-box>
        </draw:frame>
        <draw:frame draw:style-name="gr4" draw:text-style-name="P3" draw:layer="layout" svg:width="0.637cm" svg:height="0.526cm" svg:x="2cm" svg:y="2.974cm">
          <draw:text-box>
            <text:p><text:span text:style-name="T2">4</text:span></text:p>
          </draw:text-box>
        </draw:frame>
        <draw:frame draw:style-name="gr5" draw:text-style-name="P3" draw:layer="layout" svg:width="0.637cm" svg:height="0.526cm" svg:x="1.363cm" svg:y="0.75cm">
          <draw:text-box>
            <text:p><text:span text:style-name="T2">5</text:span></text:p>
          </draw:text-box>
        </draw:frame>
        <draw:frame draw:style-name="gr4" draw:text-style-name="P3" draw:layer="layout" svg:width="0.637cm" svg:height="0.526cm" svg:x="3.5cm" svg:y="0.75cm">
          <draw:text-box>
            <text:p><text:span text:style-name="T2">6</text:span></text:p>
          </draw:text-box>
        </draw:frame>
        <draw:frame draw:style-name="gr4" draw:text-style-name="P3" draw:layer="layout" svg:width="0.637cm" svg:height="0.526cm" svg:x="1cm" svg:y="2.224cm">
          <draw:text-box>
            <text:p><text:span text:style-name="T2">3</text:span></text:p>
          </draw:text-box>
        </draw:frame>
        <draw:frame draw:style-name="gr4" draw:text-style-name="P3" draw:layer="layout" svg:width="0.637cm" svg:height="0.526cm" svg:x="3cm" svg:y="2.224cm">
          <draw:text-box>
            <text:p><text:span text:style-name="T2">2</text:span></text:p>
          </draw:text-box>
        </draw:frame>
        <draw:custom-shape draw:style-name="gr1" draw:text-style-name="P2" xml:id="id8" draw:id="id8" draw:layer="layout" svg:width="0.75cm" svg:height="0.75cm" svg:x="7.5cm" svg:y="0.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0.75cm" svg:height="0.75cm" svg:x="9.5cm" svg:y="1.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0.75cm" svg:height="0.75cm" svg:x="12cm" svg:y="0.7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75cm" svg:height="0.75cm" svg:x="7.5cm" svg:y="3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0.75cm" svg:height="0.75cm" svg:x="11.25cm" svg:y="3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0.75cm" svg:height="0.75cm" svg:x="9cm" svg:y="5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0.75cm" svg:height="0.75cm" svg:x="12.25cm" svg:y="5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7.875cm" svg:y1="1cm" svg:x2="7.875cm" svg:y2="3cm" draw:start-shape="id8" draw:start-glue-point="8" draw:end-shape="id9" draw:end-glue-point="4" svg:d="m7875 1000v2000">
          <text:p/>
        </draw:connector>
        <draw:connector draw:style-name="gr2" draw:text-style-name="P2" draw:layer="layout" draw:type="line" svg:x1="8.25cm" svg:y1="0.625cm" svg:x2="9.609cm" svg:y2="1.609cm" draw:start-shape="id8" draw:start-glue-point="10" draw:end-shape="id10" draw:end-glue-point="5" svg:d="m8250 625 1359 984">
          <text:p/>
        </draw:connector>
        <draw:connector draw:style-name="gr2" draw:text-style-name="P2" draw:layer="layout" draw:type="line" svg:x1="10.141cm" svg:y1="1.609cm" svg:x2="12cm" svg:y2="1.125cm" draw:start-shape="id10" draw:start-glue-point="11" draw:end-shape="id11" draw:end-glue-point="6" svg:d="m10141 1609 1859-484">
          <text:p/>
        </draw:connector>
        <draw:connector draw:style-name="gr2" draw:text-style-name="P2" draw:layer="layout" draw:type="line" svg:x1="12.375cm" svg:y1="1.5cm" svg:x2="11.891cm" svg:y2="3.109cm" draw:start-shape="id11" draw:start-glue-point="8" draw:end-shape="id12" draw:end-glue-point="11" svg:d="m12375 1500-484 1609">
          <text:p/>
        </draw:connector>
        <draw:connector draw:style-name="gr6" draw:text-style-name="P2" draw:layer="layout" draw:type="line" svg:x1="10.141cm" svg:y1="2.141cm" svg:x2="11.359cm" svg:y2="3.109cm" draw:start-shape="id10" draw:start-glue-point="9" draw:end-shape="id12" draw:end-glue-point="5" svg:d="m10141 2141 1218 968">
          <text:p/>
        </draw:connector>
        <draw:connector draw:style-name="gr2" draw:text-style-name="P2" draw:layer="layout" draw:type="line" svg:x1="8.25cm" svg:y1="3.375cm" svg:x2="11.25cm" svg:y2="3.375cm" draw:start-shape="id9" draw:start-glue-point="10" draw:end-shape="id12" draw:end-glue-point="6" svg:d="m8250 3375h3000">
          <text:p/>
        </draw:connector>
        <draw:connector draw:style-name="gr7" draw:text-style-name="P2" draw:layer="layout" draw:type="line" svg:x1="8.141cm" svg:y1="3.109cm" svg:x2="9.609cm" svg:y2="2.141cm" draw:start-shape="id9" draw:start-glue-point="11" draw:end-shape="id10" draw:end-glue-point="7" svg:d="m8141 3109 1468-968">
          <text:p/>
        </draw:connector>
        <draw:connector draw:style-name="gr2" draw:text-style-name="P2" draw:layer="layout" draw:type="line" svg:x1="8.141cm" svg:y1="3.641cm" svg:x2="9.109cm" svg:y2="5.109cm" draw:start-shape="id9" draw:start-glue-point="9" draw:end-shape="id13" draw:end-glue-point="5" svg:d="m8141 3641 968 1468">
          <text:p/>
        </draw:connector>
        <draw:connector draw:style-name="gr2" draw:text-style-name="P2" draw:layer="layout" draw:type="line" svg:x1="9.641cm" svg:y1="5.109cm" svg:x2="11.359cm" svg:y2="3.641cm" draw:start-shape="id13" draw:start-glue-point="11" draw:end-shape="id12" draw:end-glue-point="7" svg:d="m9641 5109 1718-1468">
          <text:p/>
        </draw:connector>
        <draw:connector draw:style-name="gr2" draw:text-style-name="P2" draw:layer="layout" draw:type="line" svg:x1="11.891cm" svg:y1="3.641cm" svg:x2="12.625cm" svg:y2="5cm" draw:start-shape="id12" draw:start-glue-point="9" draw:end-shape="id14" draw:end-glue-point="4" svg:d="m11891 3641 734 1359">
          <text:p/>
        </draw:connector>
        <draw:connector draw:style-name="gr8" draw:text-style-name="P2" draw:layer="layout" draw:type="line" svg:x1="9.75cm" svg:y1="5.375cm" svg:x2="12.25cm" svg:y2="5.375cm" draw:start-shape="id13" draw:start-glue-point="10" draw:end-shape="id14" draw:end-glue-point="6" svg:d="m9750 5375h2500">
          <text:p/>
        </draw:connector>
        <draw:frame draw:style-name="gr4" draw:text-style-name="P3" draw:layer="layout" svg:width="0.773cm" svg:height="0.526cm" svg:x="7.727cm" svg:y="1.724cm">
          <draw:text-box>
            <text:p><text:span text:style-name="T2">10</text:span></text:p>
          </draw:text-box>
        </draw:frame>
        <draw:frame draw:style-name="gr4" draw:text-style-name="P3" draw:layer="layout" svg:width="0.773cm" svg:height="0.526cm" svg:x="9.977cm" svg:y="3.974cm">
          <draw:text-box>
            <text:p><text:span text:style-name="T2">12</text:span></text:p>
          </draw:text-box>
        </draw:frame>
        <draw:frame draw:style-name="gr4" draw:text-style-name="P3" draw:layer="layout" svg:width="0.637cm" svg:height="0.526cm" svg:x="8.613cm" svg:y="4.224cm">
          <draw:text-box>
            <text:p><text:span text:style-name="T2">8</text:span></text:p>
          </draw:text-box>
        </draw:frame>
        <draw:frame draw:style-name="gr4" draw:text-style-name="P3" draw:layer="layout" svg:width="0.637cm" svg:height="0.526cm" svg:x="10.863cm" svg:y="4.974cm">
          <draw:text-box>
            <text:p><text:span text:style-name="T2">1</text:span></text:p>
          </draw:text-box>
        </draw:frame>
        <draw:frame draw:style-name="gr4" draw:text-style-name="P3" draw:layer="layout" svg:width="0.637cm" svg:height="0.526cm" svg:x="12.113cm" svg:y="4cm">
          <draw:text-box draw:corner-radius="0.853cm">
            <text:p><text:span text:style-name="T2">6</text:span></text:p>
          </draw:text-box>
        </draw:frame>
        <draw:frame draw:style-name="gr4" draw:text-style-name="P4" draw:layer="layout" svg:width="0.637cm" svg:height="0.526cm" svg:x="12.113cm" svg:y="2cm">
          <draw:text-box>
            <text:p><text:span text:style-name="T3">7</text:span></text:p>
          </draw:text-box>
        </draw:frame>
        <draw:frame draw:style-name="gr4" draw:text-style-name="P3" draw:layer="layout" svg:width="0.637cm" svg:height="0.526cm" svg:x="9.5cm" svg:y="2.974cm">
          <draw:text-box>
            <text:p><text:span text:style-name="T2">4</text:span></text:p>
          </draw:text-box>
        </draw:frame>
        <draw:frame draw:style-name="gr5" draw:text-style-name="P3" draw:layer="layout" svg:width="0.637cm" svg:height="0.526cm" svg:x="8.863cm" svg:y="0.75cm">
          <draw:text-box>
            <text:p><text:span text:style-name="T2">5</text:span></text:p>
          </draw:text-box>
        </draw:frame>
        <draw:frame draw:style-name="gr4" draw:text-style-name="P3" draw:layer="layout" svg:width="0.637cm" svg:height="0.526cm" svg:x="11cm" svg:y="0.75cm">
          <draw:text-box>
            <text:p><text:span text:style-name="T2">6</text:span></text:p>
          </draw:text-box>
        </draw:frame>
        <draw:frame draw:style-name="gr4" draw:text-style-name="P3" draw:layer="layout" svg:width="0.637cm" svg:height="0.526cm" svg:x="8.5cm" svg:y="2.224cm">
          <draw:text-box>
            <text:p><text:span text:style-name="T2">3</text:span></text:p>
          </draw:text-box>
        </draw:frame>
        <draw:frame draw:style-name="gr4" draw:text-style-name="P3" draw:layer="layout" svg:width="0.637cm" svg:height="0.526cm" svg:x="10.5cm" svg:y="2.224cm">
          <draw:text-box>
            <text:p><text:span text:style-name="T2">2</text:span></text:p>
          </draw:text-box>
        </draw:frame>
        <draw:custom-shape draw:style-name="gr1" draw:text-style-name="P2" xml:id="id15" draw:id="id15" draw:layer="layout" svg:width="0.75cm" svg:height="0.75cm" svg:x="15.5cm" svg:y="0.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0.75cm" svg:height="0.75cm" svg:x="17.5cm" svg:y="1.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0.75cm" svg:height="0.75cm" svg:x="20cm" svg:y="0.7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0.75cm" svg:height="0.75cm" svg:x="15.5cm" svg:y="3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0.75cm" svg:height="0.75cm" svg:x="19.25cm" svg:y="3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0.75cm" svg:height="0.75cm" svg:x="17cm" svg:y="5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0.75cm" svg:height="0.75cm" svg:x="20.25cm" svg:y="5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875cm" svg:y1="1cm" svg:x2="15.875cm" svg:y2="3cm" draw:start-shape="id15" draw:start-glue-point="8" draw:end-shape="id16" draw:end-glue-point="4" svg:d="m15875 1000v2000">
          <text:p/>
        </draw:connector>
        <draw:connector draw:style-name="gr7" draw:text-style-name="P2" draw:layer="layout" draw:type="line" svg:x1="16.25cm" svg:y1="0.625cm" svg:x2="17.609cm" svg:y2="1.609cm" draw:start-shape="id15" draw:start-glue-point="10" draw:end-shape="id17" draw:end-glue-point="5" svg:d="m16250 625 1359 984">
          <text:p/>
        </draw:connector>
        <draw:connector draw:style-name="gr2" draw:text-style-name="P2" draw:layer="layout" draw:type="line" svg:x1="18.141cm" svg:y1="1.609cm" svg:x2="20cm" svg:y2="1.125cm" draw:start-shape="id17" draw:start-glue-point="11" draw:end-shape="id18" draw:end-glue-point="6" svg:d="m18141 1609 1859-484">
          <text:p/>
        </draw:connector>
        <draw:connector draw:style-name="gr2" draw:text-style-name="P2" draw:layer="layout" draw:type="line" svg:x1="20.375cm" svg:y1="1.5cm" svg:x2="19.891cm" svg:y2="3.109cm" draw:start-shape="id18" draw:start-glue-point="8" draw:end-shape="id19" draw:end-glue-point="11" svg:d="m20375 1500-484 1609">
          <text:p/>
        </draw:connector>
        <draw:connector draw:style-name="gr8" draw:text-style-name="P2" draw:layer="layout" draw:type="line" svg:x1="18.141cm" svg:y1="2.141cm" svg:x2="19.359cm" svg:y2="3.109cm" draw:start-shape="id17" draw:start-glue-point="9" draw:end-shape="id19" draw:end-glue-point="5" svg:d="m18141 2141 1218 968">
          <text:p/>
        </draw:connector>
        <draw:connector draw:style-name="gr2" draw:text-style-name="P2" draw:layer="layout" draw:type="line" svg:x1="16.25cm" svg:y1="3.375cm" svg:x2="19.25cm" svg:y2="3.375cm" draw:start-shape="id16" draw:start-glue-point="10" draw:end-shape="id19" draw:end-glue-point="6" svg:d="m16250 3375h3000">
          <text:p/>
        </draw:connector>
        <draw:connector draw:style-name="gr3" draw:text-style-name="P2" draw:layer="layout" draw:type="line" svg:x1="16.141cm" svg:y1="3.109cm" svg:x2="17.609cm" svg:y2="2.141cm" draw:start-shape="id16" draw:start-glue-point="11" draw:end-shape="id17" draw:end-glue-point="7" svg:d="m16141 3109 1468-968">
          <text:p/>
        </draw:connector>
        <draw:connector draw:style-name="gr2" draw:text-style-name="P2" draw:layer="layout" draw:type="line" svg:x1="16.141cm" svg:y1="3.641cm" svg:x2="17.109cm" svg:y2="5.109cm" draw:start-shape="id16" draw:start-glue-point="9" draw:end-shape="id20" draw:end-glue-point="5" svg:d="m16141 3641 968 1468">
          <text:p/>
        </draw:connector>
        <draw:connector draw:style-name="gr2" draw:text-style-name="P2" draw:layer="layout" draw:type="line" svg:x1="17.641cm" svg:y1="5.109cm" svg:x2="19.359cm" svg:y2="3.641cm" draw:start-shape="id20" draw:start-glue-point="11" draw:end-shape="id19" draw:end-glue-point="7" svg:d="m17641 5109 1718-1468">
          <text:p/>
        </draw:connector>
        <draw:connector draw:style-name="gr2" draw:text-style-name="P2" draw:layer="layout" draw:type="line" svg:x1="19.891cm" svg:y1="3.641cm" svg:x2="20.625cm" svg:y2="5cm" draw:start-shape="id19" draw:start-glue-point="9" draw:end-shape="id21" draw:end-glue-point="4" svg:d="m19891 3641 734 1359">
          <text:p/>
        </draw:connector>
        <draw:connector draw:style-name="gr8" draw:text-style-name="P2" draw:layer="layout" draw:type="line" svg:x1="17.75cm" svg:y1="5.375cm" svg:x2="20.25cm" svg:y2="5.375cm" draw:start-shape="id20" draw:start-glue-point="10" draw:end-shape="id21" draw:end-glue-point="6" svg:d="m17750 5375h2500">
          <text:p/>
        </draw:connector>
        <draw:frame draw:style-name="gr4" draw:text-style-name="P3" draw:layer="layout" svg:width="0.773cm" svg:height="0.526cm" svg:x="15.727cm" svg:y="1.724cm">
          <draw:text-box>
            <text:p><text:span text:style-name="T2">10</text:span></text:p>
          </draw:text-box>
        </draw:frame>
        <draw:frame draw:style-name="gr4" draw:text-style-name="P3" draw:layer="layout" svg:width="0.773cm" svg:height="0.526cm" svg:x="17.977cm" svg:y="3.974cm">
          <draw:text-box>
            <text:p><text:span text:style-name="T2">12</text:span></text:p>
          </draw:text-box>
        </draw:frame>
        <draw:frame draw:style-name="gr4" draw:text-style-name="P3" draw:layer="layout" svg:width="0.637cm" svg:height="0.526cm" svg:x="16.613cm" svg:y="4.224cm">
          <draw:text-box>
            <text:p><text:span text:style-name="T2">8</text:span></text:p>
          </draw:text-box>
        </draw:frame>
        <draw:frame draw:style-name="gr4" draw:text-style-name="P3" draw:layer="layout" svg:width="0.637cm" svg:height="0.526cm" svg:x="18.863cm" svg:y="4.974cm">
          <draw:text-box>
            <text:p><text:span text:style-name="T2">1</text:span></text:p>
          </draw:text-box>
        </draw:frame>
        <draw:frame draw:style-name="gr4" draw:text-style-name="P3" draw:layer="layout" svg:width="0.637cm" svg:height="0.526cm" svg:x="20.113cm" svg:y="4cm">
          <draw:text-box draw:corner-radius="0.853cm">
            <text:p><text:span text:style-name="T2">6</text:span></text:p>
          </draw:text-box>
        </draw:frame>
        <draw:frame draw:style-name="gr4" draw:text-style-name="P4" draw:layer="layout" svg:width="0.637cm" svg:height="0.526cm" svg:x="20.113cm" svg:y="2cm">
          <draw:text-box>
            <text:p><text:span text:style-name="T3">7</text:span></text:p>
          </draw:text-box>
        </draw:frame>
        <draw:frame draw:style-name="gr4" draw:text-style-name="P3" draw:layer="layout" svg:width="0.637cm" svg:height="0.526cm" svg:x="17.5cm" svg:y="2.974cm">
          <draw:text-box>
            <text:p><text:span text:style-name="T2">4</text:span></text:p>
          </draw:text-box>
        </draw:frame>
        <draw:frame draw:style-name="gr5" draw:text-style-name="P3" draw:layer="layout" svg:width="0.637cm" svg:height="0.526cm" svg:x="16.863cm" svg:y="0.75cm">
          <draw:text-box>
            <text:p><text:span text:style-name="T2">5</text:span></text:p>
          </draw:text-box>
        </draw:frame>
        <draw:frame draw:style-name="gr4" draw:text-style-name="P3" draw:layer="layout" svg:width="0.637cm" svg:height="0.526cm" svg:x="19cm" svg:y="0.75cm">
          <draw:text-box>
            <text:p><text:span text:style-name="T2">6</text:span></text:p>
          </draw:text-box>
        </draw:frame>
        <draw:frame draw:style-name="gr4" draw:text-style-name="P3" draw:layer="layout" svg:width="0.637cm" svg:height="0.526cm" svg:x="16.5cm" svg:y="2.224cm">
          <draw:text-box>
            <text:p><text:span text:style-name="T2">3</text:span></text:p>
          </draw:text-box>
        </draw:frame>
        <draw:frame draw:style-name="gr4" draw:text-style-name="P3" draw:layer="layout" svg:width="0.637cm" svg:height="0.526cm" svg:x="18.5cm" svg:y="2.224cm">
          <draw:text-box>
            <text:p><text:span text:style-name="T2">2</text:span></text:p>
          </draw:text-box>
        </draw:frame>
        <draw:custom-shape draw:style-name="gr1" draw:text-style-name="P2" xml:id="id22" draw:id="id22" draw:layer="layout" svg:width="0.75cm" svg:height="0.75cm" svg:x="0cm" svg:y="6.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0.75cm" svg:height="0.75cm" svg:x="2cm" svg:y="7.7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0.75cm" svg:height="0.75cm" svg:x="4.5cm" svg:y="7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0.75cm" svg:height="0.75cm" svg:x="0cm" svg:y="9.2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0.75cm" svg:height="0.75cm" svg:x="3.75cm" svg:y="9.25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7" draw:id="id27" draw:layer="layout" svg:width="0.75cm" svg:height="0.75cm" svg:x="1.5cm" svg:y="11.25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0.75cm" svg:height="0.75cm" svg:x="4.75cm" svg:y="11.25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0.375cm" svg:y1="7.25cm" svg:x2="0.375cm" svg:y2="9.25cm" draw:start-shape="id22" draw:start-glue-point="8" draw:end-shape="id23" draw:end-glue-point="4" svg:d="m375 7250v2000">
          <text:p/>
        </draw:connector>
        <draw:connector draw:style-name="gr3" draw:text-style-name="P2" draw:layer="layout" draw:type="line" svg:x1="0.75cm" svg:y1="6.875cm" svg:x2="2.109cm" svg:y2="7.859cm" draw:start-shape="id22" draw:start-glue-point="10" draw:end-shape="id24" draw:end-glue-point="5" svg:d="m750 6875 1359 984">
          <text:p/>
        </draw:connector>
        <draw:connector draw:style-name="gr9" draw:text-style-name="P2" draw:layer="layout" draw:type="line" svg:x1="2.641cm" svg:y1="7.859cm" svg:x2="4.5cm" svg:y2="7.375cm" draw:start-shape="id24" draw:start-glue-point="11" draw:end-shape="id25" draw:end-glue-point="6" svg:d="m2641 7859 1859-484">
          <text:p/>
        </draw:connector>
        <draw:connector draw:style-name="gr2" draw:text-style-name="P2" draw:layer="layout" draw:type="line" svg:x1="4.875cm" svg:y1="7.75cm" svg:x2="4.391cm" svg:y2="9.359cm" draw:start-shape="id25" draw:start-glue-point="8" draw:end-shape="id26" draw:end-glue-point="11" svg:d="m4875 7750-484 1609">
          <text:p/>
        </draw:connector>
        <draw:connector draw:style-name="gr8" draw:text-style-name="P2" draw:layer="layout" draw:type="line" svg:x1="2.641cm" svg:y1="8.391cm" svg:x2="3.859cm" svg:y2="9.359cm" draw:start-shape="id24" draw:start-glue-point="9" draw:end-shape="id26" draw:end-glue-point="5" svg:d="m2641 8391 1218 968">
          <text:p/>
        </draw:connector>
        <draw:connector draw:style-name="gr2" draw:text-style-name="P2" draw:layer="layout" draw:type="line" svg:x1="0.75cm" svg:y1="9.625cm" svg:x2="3.75cm" svg:y2="9.625cm" draw:start-shape="id23" draw:start-glue-point="10" draw:end-shape="id26" draw:end-glue-point="6" svg:d="m750 9625h3000">
          <text:p/>
        </draw:connector>
        <draw:connector draw:style-name="gr8" draw:text-style-name="P2" draw:layer="layout" draw:type="line" svg:x1="0.641cm" svg:y1="9.359cm" svg:x2="2.109cm" svg:y2="8.391cm" draw:start-shape="id23" draw:start-glue-point="11" draw:end-shape="id24" draw:end-glue-point="7" svg:d="m641 9359 1468-968">
          <text:p/>
        </draw:connector>
        <draw:connector draw:style-name="gr2" draw:text-style-name="P2" draw:layer="layout" draw:type="line" svg:x1="0.641cm" svg:y1="9.891cm" svg:x2="1.609cm" svg:y2="11.359cm" draw:start-shape="id23" draw:start-glue-point="9" draw:end-shape="id27" draw:end-glue-point="5" svg:d="m641 9891 968 1468">
          <text:p/>
        </draw:connector>
        <draw:connector draw:style-name="gr2" draw:text-style-name="P2" draw:layer="layout" draw:type="line" svg:x1="2.141cm" svg:y1="11.359cm" svg:x2="3.859cm" svg:y2="9.891cm" draw:start-shape="id27" draw:start-glue-point="11" draw:end-shape="id26" draw:end-glue-point="7" svg:d="m2141 11359 1718-1468">
          <text:p/>
        </draw:connector>
        <draw:connector draw:style-name="gr2" draw:text-style-name="P2" draw:layer="layout" draw:type="line" svg:x1="4.391cm" svg:y1="9.891cm" svg:x2="5.125cm" svg:y2="11.25cm" draw:start-shape="id26" draw:start-glue-point="9" draw:end-shape="id28" draw:end-glue-point="4" svg:d="m4391 9891 734 1359">
          <text:p/>
        </draw:connector>
        <draw:connector draw:style-name="gr10" draw:text-style-name="P2" draw:layer="layout" draw:type="line" svg:x1="2.25cm" svg:y1="11.625cm" svg:x2="4.75cm" svg:y2="11.625cm" draw:start-shape="id27" draw:start-glue-point="10" draw:end-shape="id28" draw:end-glue-point="6" svg:d="m2250 11625h2500">
          <text:p/>
        </draw:connector>
        <draw:frame draw:style-name="gr4" draw:text-style-name="P3" draw:layer="layout" svg:width="0.773cm" svg:height="0.526cm" svg:x="0.227cm" svg:y="7.974cm">
          <draw:text-box>
            <text:p><text:span text:style-name="T2">10</text:span></text:p>
          </draw:text-box>
        </draw:frame>
        <draw:frame draw:style-name="gr4" draw:text-style-name="P3" draw:layer="layout" svg:width="0.773cm" svg:height="0.526cm" svg:x="2.477cm" svg:y="10.224cm">
          <draw:text-box>
            <text:p><text:span text:style-name="T2">12</text:span></text:p>
          </draw:text-box>
        </draw:frame>
        <draw:frame draw:style-name="gr4" draw:text-style-name="P3" draw:layer="layout" svg:width="0.637cm" svg:height="0.526cm" svg:x="1.113cm" svg:y="10.474cm">
          <draw:text-box>
            <text:p><text:span text:style-name="T2">8</text:span></text:p>
          </draw:text-box>
        </draw:frame>
        <draw:frame draw:style-name="gr4" draw:text-style-name="P3" draw:layer="layout" svg:width="0.637cm" svg:height="0.526cm" svg:x="3.363cm" svg:y="11.224cm">
          <draw:text-box>
            <text:p><text:span text:style-name="T2">1</text:span></text:p>
          </draw:text-box>
        </draw:frame>
        <draw:frame draw:style-name="gr4" draw:text-style-name="P3" draw:layer="layout" svg:width="0.637cm" svg:height="0.526cm" svg:x="4.613cm" svg:y="10.25cm">
          <draw:text-box draw:corner-radius="0.853cm">
            <text:p><text:span text:style-name="T2">6</text:span></text:p>
          </draw:text-box>
        </draw:frame>
        <draw:frame draw:style-name="gr4" draw:text-style-name="P4" draw:layer="layout" svg:width="0.637cm" svg:height="0.526cm" svg:x="4.613cm" svg:y="8.25cm">
          <draw:text-box>
            <text:p><text:span text:style-name="T3">7</text:span></text:p>
          </draw:text-box>
        </draw:frame>
        <draw:frame draw:style-name="gr4" draw:text-style-name="P3" draw:layer="layout" svg:width="0.637cm" svg:height="0.526cm" svg:x="2cm" svg:y="9.224cm">
          <draw:text-box>
            <text:p><text:span text:style-name="T2">4</text:span></text:p>
          </draw:text-box>
        </draw:frame>
        <draw:frame draw:style-name="gr5" draw:text-style-name="P3" draw:layer="layout" svg:width="0.637cm" svg:height="0.526cm" svg:x="1.363cm" svg:y="7cm">
          <draw:text-box>
            <text:p><text:span text:style-name="T2">5</text:span></text:p>
          </draw:text-box>
        </draw:frame>
        <draw:frame draw:style-name="gr4" draw:text-style-name="P3" draw:layer="layout" svg:width="0.637cm" svg:height="0.526cm" svg:x="3.5cm" svg:y="7cm">
          <draw:text-box>
            <text:p><text:span text:style-name="T2">6</text:span></text:p>
          </draw:text-box>
        </draw:frame>
        <draw:frame draw:style-name="gr4" draw:text-style-name="P3" draw:layer="layout" svg:width="0.637cm" svg:height="0.526cm" svg:x="1cm" svg:y="8.474cm">
          <draw:text-box>
            <text:p><text:span text:style-name="T2">3</text:span></text:p>
          </draw:text-box>
        </draw:frame>
        <draw:frame draw:style-name="gr4" draw:text-style-name="P3" draw:layer="layout" svg:width="0.637cm" svg:height="0.526cm" svg:x="3cm" svg:y="8.474cm">
          <draw:text-box>
            <text:p><text:span text:style-name="T2">2</text:span></text:p>
          </draw:text-box>
        </draw:frame>
        <draw:custom-shape draw:style-name="gr1" draw:text-style-name="P2" xml:id="id29" draw:id="id29" draw:layer="layout" svg:width="0.75cm" svg:height="0.75cm" svg:x="7.75cm" svg:y="6.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0.75cm" svg:height="0.75cm" svg:x="9.75cm" svg:y="7.7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" draw:id="id32" draw:layer="layout" svg:width="0.75cm" svg:height="0.75cm" svg:x="12.25cm" svg:y="7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0.75cm" svg:height="0.75cm" svg:x="7.75cm" svg:y="9.2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3" draw:id="id33" draw:layer="layout" svg:width="0.75cm" svg:height="0.75cm" svg:x="11.5cm" svg:y="9.25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0.75cm" svg:height="0.75cm" svg:x="9.25cm" svg:y="11.25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0.75cm" svg:height="0.75cm" svg:x="12.5cm" svg:y="11.25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8.125cm" svg:y1="7.25cm" svg:x2="8.125cm" svg:y2="9.25cm" draw:start-shape="id29" draw:start-glue-point="8" draw:end-shape="id30" draw:end-glue-point="4" svg:d="m8125 7250v2000">
          <text:p/>
        </draw:connector>
        <draw:connector draw:style-name="gr8" draw:text-style-name="P2" draw:layer="layout" draw:type="line" svg:x1="8.5cm" svg:y1="6.875cm" svg:x2="9.859cm" svg:y2="7.859cm" draw:start-shape="id29" draw:start-glue-point="10" draw:end-shape="id31" draw:end-glue-point="5" svg:d="m8500 6875 1359 984">
          <text:p/>
        </draw:connector>
        <draw:connector draw:style-name="gr3" draw:text-style-name="P2" draw:layer="layout" draw:type="line" svg:x1="10.391cm" svg:y1="7.859cm" svg:x2="12.25cm" svg:y2="7.375cm" draw:start-shape="id31" draw:start-glue-point="11" draw:end-shape="id32" draw:end-glue-point="6" svg:d="m10391 7859 1859-484">
          <text:p/>
        </draw:connector>
        <draw:connector draw:style-name="gr2" draw:text-style-name="P2" draw:layer="layout" draw:type="line" svg:x1="12.625cm" svg:y1="7.75cm" svg:x2="12.141cm" svg:y2="9.359cm" draw:start-shape="id32" draw:start-glue-point="8" draw:end-shape="id33" draw:end-glue-point="11" svg:d="m12625 7750-484 1609">
          <text:p/>
        </draw:connector>
        <draw:connector draw:style-name="gr8" draw:text-style-name="P2" draw:layer="layout" draw:type="line" svg:x1="10.391cm" svg:y1="8.391cm" svg:x2="11.609cm" svg:y2="9.359cm" draw:start-shape="id31" draw:start-glue-point="9" draw:end-shape="id33" draw:end-glue-point="5" svg:d="m10391 8391 1218 968">
          <text:p/>
        </draw:connector>
        <draw:connector draw:style-name="gr2" draw:text-style-name="P2" draw:layer="layout" draw:type="line" svg:x1="8.5cm" svg:y1="9.625cm" svg:x2="11.5cm" svg:y2="9.625cm" draw:start-shape="id30" draw:start-glue-point="10" draw:end-shape="id33" draw:end-glue-point="6" svg:d="m8500 9625h3000">
          <text:p/>
        </draw:connector>
        <draw:connector draw:style-name="gr8" draw:text-style-name="P2" draw:layer="layout" draw:type="line" svg:x1="8.391cm" svg:y1="9.359cm" svg:x2="9.859cm" svg:y2="8.391cm" draw:start-shape="id30" draw:start-glue-point="11" draw:end-shape="id31" draw:end-glue-point="7" svg:d="m8391 9359 1468-968">
          <text:p/>
        </draw:connector>
        <draw:connector draw:style-name="gr2" draw:text-style-name="P2" draw:layer="layout" draw:type="line" svg:x1="8.391cm" svg:y1="9.891cm" svg:x2="9.359cm" svg:y2="11.359cm" draw:start-shape="id30" draw:start-glue-point="9" draw:end-shape="id34" draw:end-glue-point="5" svg:d="m8391 9891 968 1468">
          <text:p/>
        </draw:connector>
        <draw:connector draw:style-name="gr2" draw:text-style-name="P2" draw:layer="layout" draw:type="line" svg:x1="9.891cm" svg:y1="11.359cm" svg:x2="11.609cm" svg:y2="9.891cm" draw:start-shape="id34" draw:start-glue-point="11" draw:end-shape="id33" draw:end-glue-point="7" svg:d="m9891 11359 1718-1468">
          <text:p/>
        </draw:connector>
        <draw:connector draw:style-name="gr7" draw:text-style-name="P2" draw:layer="layout" draw:type="line" svg:x1="12.141cm" svg:y1="9.891cm" svg:x2="12.875cm" svg:y2="11.25cm" draw:start-shape="id33" draw:start-glue-point="9" draw:end-shape="id35" draw:end-glue-point="4" svg:d="m12141 9891 734 1359">
          <text:p/>
        </draw:connector>
        <draw:connector draw:style-name="gr8" draw:text-style-name="P2" draw:layer="layout" draw:type="line" svg:x1="10cm" svg:y1="11.625cm" svg:x2="12.5cm" svg:y2="11.625cm" draw:start-shape="id34" draw:start-glue-point="10" draw:end-shape="id35" draw:end-glue-point="6" svg:d="m10000 11625h2500">
          <text:p/>
        </draw:connector>
        <draw:frame draw:style-name="gr4" draw:text-style-name="P3" draw:layer="layout" svg:width="0.773cm" svg:height="0.526cm" svg:x="7.977cm" svg:y="7.974cm">
          <draw:text-box>
            <text:p><text:span text:style-name="T2">10</text:span></text:p>
          </draw:text-box>
        </draw:frame>
        <draw:frame draw:style-name="gr4" draw:text-style-name="P3" draw:layer="layout" svg:width="0.773cm" svg:height="0.526cm" svg:x="10.227cm" svg:y="10.224cm">
          <draw:text-box>
            <text:p><text:span text:style-name="T2">12</text:span></text:p>
          </draw:text-box>
        </draw:frame>
        <draw:frame draw:style-name="gr4" draw:text-style-name="P3" draw:layer="layout" svg:width="0.637cm" svg:height="0.526cm" svg:x="8.863cm" svg:y="10.474cm">
          <draw:text-box>
            <text:p><text:span text:style-name="T2">8</text:span></text:p>
          </draw:text-box>
        </draw:frame>
        <draw:frame draw:style-name="gr4" draw:text-style-name="P3" draw:layer="layout" svg:width="0.637cm" svg:height="0.526cm" svg:x="11.113cm" svg:y="11.224cm">
          <draw:text-box>
            <text:p><text:span text:style-name="T2">1</text:span></text:p>
          </draw:text-box>
        </draw:frame>
        <draw:frame draw:style-name="gr4" draw:text-style-name="P3" draw:layer="layout" svg:width="0.637cm" svg:height="0.526cm" svg:x="12.363cm" svg:y="10.25cm">
          <draw:text-box draw:corner-radius="0.853cm">
            <text:p><text:span text:style-name="T2">6</text:span></text:p>
          </draw:text-box>
        </draw:frame>
        <draw:frame draw:style-name="gr4" draw:text-style-name="P4" draw:layer="layout" svg:width="0.637cm" svg:height="0.526cm" svg:x="12.363cm" svg:y="8.25cm">
          <draw:text-box>
            <text:p><text:span text:style-name="T3">7</text:span></text:p>
          </draw:text-box>
        </draw:frame>
        <draw:frame draw:style-name="gr4" draw:text-style-name="P3" draw:layer="layout" svg:width="0.637cm" svg:height="0.526cm" svg:x="9.75cm" svg:y="9.224cm">
          <draw:text-box>
            <text:p><text:span text:style-name="T2">4</text:span></text:p>
          </draw:text-box>
        </draw:frame>
        <draw:frame draw:style-name="gr5" draw:text-style-name="P3" draw:layer="layout" svg:width="0.637cm" svg:height="0.526cm" svg:x="9.113cm" svg:y="7cm">
          <draw:text-box>
            <text:p><text:span text:style-name="T2">5</text:span></text:p>
          </draw:text-box>
        </draw:frame>
        <draw:frame draw:style-name="gr4" draw:text-style-name="P3" draw:layer="layout" svg:width="0.637cm" svg:height="0.526cm" svg:x="11.25cm" svg:y="7cm">
          <draw:text-box>
            <text:p><text:span text:style-name="T2">6</text:span></text:p>
          </draw:text-box>
        </draw:frame>
        <draw:frame draw:style-name="gr4" draw:text-style-name="P3" draw:layer="layout" svg:width="0.637cm" svg:height="0.526cm" svg:x="8.75cm" svg:y="8.474cm">
          <draw:text-box>
            <text:p><text:span text:style-name="T2">3</text:span></text:p>
          </draw:text-box>
        </draw:frame>
        <draw:frame draw:style-name="gr4" draw:text-style-name="P3" draw:layer="layout" svg:width="0.637cm" svg:height="0.526cm" svg:x="10.75cm" svg:y="8.474cm">
          <draw:text-box>
            <text:p><text:span text:style-name="T2">2</text:span></text:p>
          </draw:text-box>
        </draw:frame>
        <draw:custom-shape draw:style-name="gr1" draw:text-style-name="P2" xml:id="id36" draw:id="id36" draw:layer="layout" svg:width="0.75cm" svg:height="0.75cm" svg:x="15.5cm" svg:y="6.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8" draw:id="id38" draw:layer="layout" svg:width="0.75cm" svg:height="0.75cm" svg:x="17.5cm" svg:y="7.7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9" draw:id="id39" draw:layer="layout" svg:width="0.75cm" svg:height="0.75cm" svg:x="20cm" svg:y="7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7" draw:id="id37" draw:layer="layout" svg:width="0.75cm" svg:height="0.75cm" svg:x="15.5cm" svg:y="9.2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0" draw:id="id40" draw:layer="layout" svg:width="0.75cm" svg:height="0.75cm" svg:x="19.25cm" svg:y="9.25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1" draw:id="id41" draw:layer="layout" svg:width="0.75cm" svg:height="0.75cm" svg:x="17cm" svg:y="11.25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2" draw:id="id42" draw:layer="layout" svg:width="0.75cm" svg:height="0.75cm" svg:x="20.25cm" svg:y="11.25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15.875cm" svg:y1="7.25cm" svg:x2="15.875cm" svg:y2="9.25cm" draw:start-shape="id36" draw:start-glue-point="8" draw:end-shape="id37" draw:end-glue-point="4" svg:d="m15875 7250v2000">
          <text:p/>
        </draw:connector>
        <draw:connector draw:style-name="gr8" draw:text-style-name="P2" draw:layer="layout" draw:type="line" svg:x1="16.25cm" svg:y1="6.875cm" svg:x2="17.609cm" svg:y2="7.859cm" draw:start-shape="id36" draw:start-glue-point="10" draw:end-shape="id38" draw:end-glue-point="5" svg:d="m16250 6875 1359 984">
          <text:p/>
        </draw:connector>
        <draw:connector draw:style-name="gr8" draw:text-style-name="P2" draw:layer="layout" draw:type="line" svg:x1="18.141cm" svg:y1="7.859cm" svg:x2="20cm" svg:y2="7.375cm" draw:start-shape="id38" draw:start-glue-point="11" draw:end-shape="id39" draw:end-glue-point="6" svg:d="m18141 7859 1859-484">
          <text:p/>
        </draw:connector>
        <draw:connector draw:style-name="gr12" draw:text-style-name="P2" draw:layer="layout" draw:type="line" svg:x1="20.375cm" svg:y1="7.75cm" svg:x2="19.891cm" svg:y2="9.359cm" draw:start-shape="id39" draw:start-glue-point="8" draw:end-shape="id40" draw:end-glue-point="11" svg:d="m20375 7750-484 1609">
          <text:p/>
        </draw:connector>
        <draw:connector draw:style-name="gr8" draw:text-style-name="P2" draw:layer="layout" draw:type="line" svg:x1="18.141cm" svg:y1="8.391cm" svg:x2="19.359cm" svg:y2="9.359cm" draw:start-shape="id38" draw:start-glue-point="9" draw:end-shape="id40" draw:end-glue-point="5" svg:d="m18141 8391 1218 968">
          <text:p/>
        </draw:connector>
        <draw:connector draw:style-name="gr12" draw:text-style-name="P2" draw:layer="layout" draw:type="line" svg:x1="16.25cm" svg:y1="9.625cm" svg:x2="19.25cm" svg:y2="9.625cm" draw:start-shape="id37" draw:start-glue-point="10" draw:end-shape="id40" draw:end-glue-point="6" svg:d="m16250 9625h3000">
          <text:p/>
        </draw:connector>
        <draw:connector draw:style-name="gr8" draw:text-style-name="P2" draw:layer="layout" draw:type="line" svg:x1="16.141cm" svg:y1="9.359cm" svg:x2="17.609cm" svg:y2="8.391cm" draw:start-shape="id37" draw:start-glue-point="11" draw:end-shape="id38" draw:end-glue-point="7" svg:d="m16141 9359 1468-968">
          <text:p/>
        </draw:connector>
        <draw:connector draw:style-name="gr11" draw:text-style-name="P2" draw:layer="layout" draw:type="line" svg:x1="16.141cm" svg:y1="9.891cm" svg:x2="17.109cm" svg:y2="11.359cm" draw:start-shape="id37" draw:start-glue-point="9" draw:end-shape="id41" draw:end-glue-point="5" svg:d="m16141 9891 968 1468">
          <text:p/>
        </draw:connector>
        <draw:connector draw:style-name="gr11" draw:text-style-name="P2" draw:layer="layout" draw:type="line" svg:x1="17.641cm" svg:y1="11.359cm" svg:x2="19.359cm" svg:y2="9.891cm" draw:start-shape="id41" draw:start-glue-point="11" draw:end-shape="id40" draw:end-glue-point="7" svg:d="m17641 11359 1718-1468">
          <text:p/>
        </draw:connector>
        <draw:connector draw:style-name="gr6" draw:text-style-name="P2" draw:layer="layout" draw:type="line" svg:x1="19.891cm" svg:y1="9.891cm" svg:x2="20.625cm" svg:y2="11.25cm" draw:start-shape="id40" draw:start-glue-point="9" draw:end-shape="id42" draw:end-glue-point="4" svg:d="m19891 9891 734 1359">
          <text:p/>
        </draw:connector>
        <draw:connector draw:style-name="gr13" draw:text-style-name="P2" draw:layer="layout" draw:type="line" svg:x1="17.75cm" svg:y1="11.625cm" svg:x2="20.25cm" svg:y2="11.625cm" draw:start-shape="id41" draw:start-glue-point="10" draw:end-shape="id42" draw:end-glue-point="6" svg:d="m17750 11625h2500">
          <text:p/>
        </draw:connector>
        <draw:frame draw:style-name="gr4" draw:text-style-name="P3" draw:layer="layout" svg:width="0.773cm" svg:height="0.526cm" svg:x="15.727cm" svg:y="7.974cm">
          <draw:text-box>
            <text:p><text:span text:style-name="T2">10</text:span></text:p>
          </draw:text-box>
        </draw:frame>
        <draw:frame draw:style-name="gr4" draw:text-style-name="P3" draw:layer="layout" svg:width="0.773cm" svg:height="0.526cm" svg:x="17.977cm" svg:y="10.224cm">
          <draw:text-box>
            <text:p><text:span text:style-name="T2">12</text:span></text:p>
          </draw:text-box>
        </draw:frame>
        <draw:frame draw:style-name="gr4" draw:text-style-name="P3" draw:layer="layout" svg:width="0.637cm" svg:height="0.526cm" svg:x="16.613cm" svg:y="10.474cm">
          <draw:text-box>
            <text:p><text:span text:style-name="T2">8</text:span></text:p>
          </draw:text-box>
        </draw:frame>
        <draw:frame draw:style-name="gr4" draw:text-style-name="P3" draw:layer="layout" svg:width="0.637cm" svg:height="0.526cm" svg:x="18.863cm" svg:y="11.224cm">
          <draw:text-box>
            <text:p><text:span text:style-name="T2">1</text:span></text:p>
          </draw:text-box>
        </draw:frame>
        <draw:frame draw:style-name="gr4" draw:text-style-name="P3" draw:layer="layout" svg:width="0.637cm" svg:height="0.526cm" svg:x="20.113cm" svg:y="10.25cm">
          <draw:text-box draw:corner-radius="0.853cm">
            <text:p><text:span text:style-name="T2">6</text:span></text:p>
          </draw:text-box>
        </draw:frame>
        <draw:frame draw:style-name="gr4" draw:text-style-name="P4" draw:layer="layout" svg:width="0.637cm" svg:height="0.526cm" svg:x="20.113cm" svg:y="8.25cm">
          <draw:text-box>
            <text:p><text:span text:style-name="T3">7</text:span></text:p>
          </draw:text-box>
        </draw:frame>
        <draw:frame draw:style-name="gr4" draw:text-style-name="P3" draw:layer="layout" svg:width="0.637cm" svg:height="0.526cm" svg:x="17.5cm" svg:y="9.224cm">
          <draw:text-box>
            <text:p><text:span text:style-name="T2">4</text:span></text:p>
          </draw:text-box>
        </draw:frame>
        <draw:frame draw:style-name="gr5" draw:text-style-name="P3" draw:layer="layout" svg:width="0.637cm" svg:height="0.526cm" svg:x="16.863cm" svg:y="7cm">
          <draw:text-box>
            <text:p><text:span text:style-name="T2">5</text:span></text:p>
          </draw:text-box>
        </draw:frame>
        <draw:frame draw:style-name="gr4" draw:text-style-name="P3" draw:layer="layout" svg:width="0.637cm" svg:height="0.526cm" svg:x="19cm" svg:y="7cm">
          <draw:text-box>
            <text:p><text:span text:style-name="T2">6</text:span></text:p>
          </draw:text-box>
        </draw:frame>
        <draw:frame draw:style-name="gr4" draw:text-style-name="P3" draw:layer="layout" svg:width="0.637cm" svg:height="0.526cm" svg:x="16.5cm" svg:y="8.474cm">
          <draw:text-box>
            <text:p><text:span text:style-name="T2">3</text:span></text:p>
          </draw:text-box>
        </draw:frame>
        <draw:frame draw:style-name="gr4" draw:text-style-name="P3" draw:layer="layout" svg:width="0.637cm" svg:height="0.526cm" svg:x="18.5cm" svg:y="8.474cm">
          <draw:text-box>
            <text:p><text:span text:style-name="T2">2</text:span></text:p>
          </draw:text-box>
        </draw:frame>
        <draw:frame draw:style-name="gr14" draw:text-style-name="P5" draw:layer="layout" svg:width="4.5cm" svg:height="0.887cm" svg:x="1.25cm" svg:y="5.75cm">
          <draw:text-box>
            <text:p text:style-name="P1"><text:span text:style-name="T4">add edge (f,g) to T</text:span></text:p>
            <text:p text:style-name="P1"><text:span text:style-name="T4">(a)</text:span></text:p>
          </draw:text-box>
        </draw:frame>
        <draw:frame draw:style-name="gr14" draw:text-style-name="P5" draw:layer="layout" svg:width="3.5cm" svg:height="0.887cm" svg:x="9.25cm" svg:y="5.75cm">
          <draw:text-box>
            <text:p text:style-name="P1"><text:span text:style-name="T4">add edge (b,e) to T</text:span></text:p>
            <text:p text:style-name="P1"><text:span text:style-name="T4">(b)</text:span></text:p>
          </draw:text-box>
        </draw:frame>
        <draw:frame draw:style-name="gr14" draw:text-style-name="P5" draw:layer="layout" svg:width="3.5cm" svg:height="0.887cm" svg:x="17.25cm" svg:y="5.75cm">
          <draw:text-box>
            <text:p text:style-name="P1"><text:span text:style-name="T4">add edge (b,d) to T</text:span></text:p>
            <text:p text:style-name="P1"><text:span text:style-name="T4">(c)</text:span></text:p>
          </draw:text-box>
        </draw:frame>
        <draw:frame draw:style-name="gr14" draw:text-style-name="P5" draw:layer="layout" svg:width="3.5cm" svg:height="0.887cm" svg:x="1.75cm" svg:y="12.113cm">
          <draw:text-box>
            <text:p text:style-name="P1"><text:span text:style-name="T4">add edge (a,b) to T</text:span></text:p>
            <text:p text:style-name="P1"><text:span text:style-name="T4">(d)</text:span></text:p>
          </draw:text-box>
        </draw:frame>
        <draw:frame draw:style-name="gr14" draw:text-style-name="P5" draw:layer="layout" svg:width="3.5cm" svg:height="0.887cm" svg:x="9.75cm" svg:y="12.113cm">
          <draw:text-box>
            <text:p text:style-name="P1"><text:span text:style-name="T4">add edge (b,c) to T</text:span></text:p>
            <text:p text:style-name="P1"><text:span text:style-name="T4">(e)</text:span></text:p>
          </draw:text-box>
        </draw:frame>
        <draw:frame draw:style-name="gr14" draw:text-style-name="P5" draw:layer="layout" svg:width="5.5cm" svg:height="0.887cm" svg:x="15.5cm" svg:y="12.113cm">
          <draw:text-box>
            <text:p text:style-name="P1"><text:span text:style-name="T4">add edge (e,g) to T, T is now complete</text:span></text:p>
            <text:p text:style-name="P1"><text:span text:style-name="T4">(f)</text:span></text:p>
          </draw:text-box>
        </draw:frame>
        <draw:connector draw:style-name="gr2" draw:text-style-name="P2" draw:layer="layout" draw:type="line" svg:x1="0.641cm" svg:y1="3.109cm" svg:x2="2.109cm" svg:y2="2.141cm" draw:start-shape="id2" draw:start-glue-point="11" draw:end-shape="id3" draw:end-glue-point="7" svg:d="m641 3109 1468-968">
          <text:p/>
        </draw:connector>
        <draw:connector draw:style-name="gr7" draw:text-style-name="P2" draw:layer="layout" draw:type="line" svg:x1="2.641cm" svg:y1="2.141cm" svg:x2="3.859cm" svg:y2="3.109cm" draw:start-shape="id3" draw:start-glue-point="9" draw:end-shape="id5" draw:end-glue-point="5" svg:d="m2641 2141 1218 9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08-26T21:20:03</meta:creation-date>
    <dc:date>2012-09-03T23:12:25</dc:date>
    <dc:creator>Darran Kartaschew</dc:creator>
    <meta:editing-duration>PT34M33S</meta:editing-duration>
    <meta:editing-cycles>7</meta:editing-cycles>
    <meta:generator>OpenOffice.org/3.4$Solaris_x86 OpenOffice.org_project/340m1$Build-9590</meta:generator>
    <meta:document-statistic meta:object-count="180"/>
  </office:meta>
</office:document-meta>
</file>